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dule 1: Introduction to R for Data Manipulation</text:h>
      <text:h text:style-name="Heading_20_3" text:outline-level="3">Objectives:</text:h>
      <text:list text:style-name="L1">
        <text:list-item>
          <text:p text:style-name="P1">Understand R and RStudio environment</text:p>
        </text:list-item>
        <text:list-item>
          <text:p text:style-name="P1">Learn basic R syntax and data types</text:p>
        </text:list-item>
        <text:list-item>
          <text:p text:style-name="P1">Explore R packages for data manipulation</text:p>
        </text:list-item>
      </text:list>
      <text:h text:style-name="Heading_20_3" text:outline-level="3">Topics:</text:h>
      <text:list text:style-name="L2">
        <text:list-item>
          <text:p text:style-name="P2"><text:span text:style-name="Strong_20_Emphasis">What is R and RStudio?</text:span></text:p>
          <text:list>
            <text:list-item>
              <text:p text:style-name="P2">Overview of R</text:p>
            </text:list-item>
            <text:list-item>
              <text:p text:style-name="P2">Features of RStudio interface</text:p>
            </text:list-item>
          </text:list>
        </text:list-item>
        <text:list-item>
          <text:p text:style-name="P2"><text:span text:style-name="Strong_20_Emphasis">Basic R Syntax</text:span></text:p>
          <text:list>
            <text:list-item>
              <text:p text:style-name="P2">Variables and assignments</text:p>
            </text:list-item>
            <text:list-item>
              <text:p text:style-name="P2">Vectors, matrices, lists, data frames</text:p>
            </text:list-item>
          </text:list>
        </text:list-item>
        <text:list-item>
          <text:p text:style-name="P2"><text:span text:style-name="Strong_20_Emphasis">Data Types and Structures</text:span></text:p>
          <text:list>
            <text:list-item>
              <text:p text:style-name="P2">Numeric, character, factor, logical</text:p>
            </text:list-item>
          </text:list>
        </text:list-item>
        <text:list-item>
          <text:p text:style-name="P2"><text:span text:style-name="Strong_20_Emphasis">Introduction to Tidyverse</text:span></text:p>
          <text:list>
            <text:list-item>
              <text:p text:style-name="P2"><text:span text:style-name="Source_20_Text">dplyr</text:span>, <text:span text:style-name="Source_20_Text">tidyr</text:span>, <text:span text:style-name="Source_20_Text">readr</text:span>, <text:span text:style-name="Source_20_Text">ggplot2</text:span></text:p>
            </text:list-item>
          </text:list>
        </text:list-item>
      </text:list>
      <text:h text:style-name="Heading_20_3" text:outline-level="3">Hands-On:</text:h>
      <text:list text:style-name="L3">
        <text:list-item>
          <text:p text:style-name="P3">Installing and loading packages: <text:span text:style-name="Source_20_Text">install.packages("tidyverse")</text:span></text:p>
        </text:list-item>
        <text:list-item>
          <text:p text:style-name="P3">Create and manipulate a simple data frame</text:p>
        </text:list-item>
      </text:list>
      <text:h text:style-name="Heading_20_2" text:outline-level="2"/>
      <text:h text:style-name="Heading_20_2" text:outline-level="2">Module 2: R Hands-On – Data Import, Cleaning &amp; Summary Stats</text:h>
      <text:h text:style-name="Heading_20_3" text:outline-level="3">Objectives:</text:h>
      <text:list text:style-name="L4">
        <text:list-item>
          <text:p text:style-name="P4">Import datasets from various sources</text:p>
        </text:list-item>
        <text:list-item>
          <text:p text:style-name="P4">Clean and transform data</text:p>
        </text:list-item>
        <text:list-item>
          <text:p text:style-name="P4">Generate summary statistics</text:p>
        </text:list-item>
      </text:list>
      <text:h text:style-name="Heading_20_3" text:outline-level="3"><text:soft-page-break/>Topics:</text:h>
      <text:h text:style-name="Heading_20_4" text:outline-level="4"><text:span text:style-name="Strong_20_Emphasis">Data Import</text:span></text:h>
      <text:list text:style-name="L5">
        <text:list-item>
          <text:p text:style-name="P5">Read CSV: <text:span text:style-name="Source_20_Text">read.csv()</text:span>, <text:span text:style-name="Source_20_Text">readr::read_csv()</text:span></text:p>
        </text:list-item>
        <text:list-item>
          <text:p text:style-name="P5">Excel: <text:span text:style-name="Source_20_Text">readxl::read_excel()</text:span></text:p>
        </text:list-item>
        <text:list-item>
          <text:p text:style-name="P5">Other formats: <text:span text:style-name="Source_20_Text">.txt</text:span>, <text:span text:style-name="Source_20_Text">.tsv</text:span>, <text:span text:style-name="Source_20_Text">.json</text:span></text:p>
        </text:list-item>
      </text:list>
      <text:h text:style-name="Heading_20_4" text:outline-level="4"><text:span text:style-name="Strong_20_Emphasis">Data Cleaning</text:span></text:h>
      <text:list text:style-name="L6">
        <text:list-item>
          <text:p text:style-name="P6">Handling missing values: <text:span text:style-name="Source_20_Text">is.na()</text:span>, <text:span text:style-name="Source_20_Text">na.omit()</text:span>, <text:span text:style-name="Source_20_Text">tidyr::replace_na()</text:span></text:p>
        </text:list-item>
        <text:list-item>
          <text:p text:style-name="P6">Renaming columns: <text:span text:style-name="Source_20_Text">dplyr::rename()</text:span></text:p>
        </text:list-item>
        <text:list-item>
          <text:p text:style-name="P6">Filtering and subsetting: <text:span text:style-name="Source_20_Text">filter()</text:span>, <text:span text:style-name="Source_20_Text">select()</text:span></text:p>
        </text:list-item>
        <text:list-item>
          <text:p text:style-name="P6">Creating new columns: <text:span text:style-name="Source_20_Text">mutate()</text:span></text:p>
        </text:list-item>
        <text:list-item>
          <text:p text:style-name="P6">Changing data types: <text:span text:style-name="Source_20_Text">as.numeric()</text:span>, <text:span text:style-name="Source_20_Text">as.factor()</text:span></text:p>
        </text:list-item>
      </text:list>
      <text:h text:style-name="Heading_20_4" text:outline-level="4"><text:span text:style-name="Strong_20_Emphasis">Summary Statistics</text:span></text:h>
      <text:list text:style-name="L7">
        <text:list-item>
          <text:p text:style-name="P7">Descriptive stats: <text:span text:style-name="Source_20_Text">summary()</text:span>, <text:span text:style-name="Source_20_Text">mean()</text:span>, <text:span text:style-name="Source_20_Text">median()</text:span>, <text:span text:style-name="Source_20_Text">sd()</text:span>, <text:span text:style-name="Source_20_Text">IQR()</text:span></text:p>
        </text:list-item>
        <text:list-item>
          <text:p text:style-name="P7">Grouped summaries: <text:span text:style-name="Source_20_Text">group_by()</text:span> + <text:span text:style-name="Source_20_Text">summarise()</text:span></text:p>
        </text:list-item>
        <text:list-item>
          <text:p text:style-name="P7">Frequency tables: <text:span text:style-name="Source_20_Text">table()</text:span>, <text:span text:style-name="Source_20_Text">prop.table()</text:span></text:p>
        </text:list-item>
      </text:list>
      <text:h text:style-name="Heading_20_3" text:outline-level="3">Hands-On:</text:h>
      <text:list text:style-name="L8">
        <text:list-item>
          <text:p text:style-name="P8">Load a sample dataset (e.g., <text:span text:style-name="Source_20_Text">mtcars</text:span>, <text:span text:style-name="Source_20_Text">iris</text:span>, or a custom CSV)</text:p>
        </text:list-item>
        <text:list-item>
          <text:p text:style-name="P8">Clean the dataset (remove NAs, rename, filter)</text:p>
        </text:list-item>
        <text:list-item>
          <text:p text:style-name="P8">Produce a summary table by group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09:09:47.738337853</meta:creation-date>
    <dc:date>2025-05-05T11:12:41.891414426</dc:date>
    <meta:editing-duration>PT1H52M43S</meta:editing-duration>
    <meta:editing-cycles>1</meta:editing-cycles>
    <meta:document-statistic meta:table-count="0" meta:image-count="0" meta:object-count="0" meta:page-count="2" meta:paragraph-count="43" meta:word-count="216" meta:character-count="1388" meta:non-whitespace-character-count="1246"/>
    <meta:generator>LibreOffice/24.2.7.2$Linux_X86_64 LibreOffice_project/420$Build-2</meta:generator>
  </office:meta>
</office:document-meta>
</file>